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79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line-through-style="solid" style:text-line-through-type="single"/>
    </style:style>
    <style:style style:name="ce1" style:family="table-cell" style:parent-style-name="Default" style:data-style-name="N112"/>
    <style:style style:name="ce6" style:family="table-cell" style:parent-style-name="Default" style:data-style-name="N112">
      <style:text-properties style:text-line-through-style="solid" style:text-line-through-type="single"/>
    </style:style>
    <style:style style:name="ce3" style:family="table-cell" style:parent-style-name="Default" style:data-style-name="N110"/>
    <style:style style:name="ce5" style:family="table-cell" style:parent-style-name="Default" style:data-style-name="N110">
      <style:text-properties fo:font-weight="bold" style:font-weight-asian="bold" style:font-weight-complex="bold"/>
    </style:style>
    <style:style style:name="ce9" style:family="table-cell" style:parent-style-name="Default" style:data-style-name="N110">
      <style:text-properties style:text-line-through-style="solid" style:text-line-through-type="single"/>
    </style:style>
  </office:automatic-styles>
  <office:body>
    <office:spreadsheet>
      <table:table table:name="bu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Shippin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DAC 1794 blue mainboard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udiocreative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165" calcext:value-type="currency">
            <text:p>€ 165,00</text:p>
          </table:table-cell>
          <table:table-cell table:style-name="ce1" table:formula="of:=[.E2]*[.F2]" office:value-type="currency" office:currency="EUR" office:value="165" calcext:value-type="currency">
            <text:p>€ 165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DAC 1794 DAC board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udiocreative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EUR" office:value="159" calcext:value-type="currency">
            <text:p>€ 159,00</text:p>
          </table:table-cell>
          <table:table-cell table:style-name="ce1" table:formula="of:=[.E3]*[.F3]" office:value-type="currency" office:currency="EUR" office:value="477" calcext:value-type="currency">
            <text:p>€ 477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DAC 12V PS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udiocreative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94" calcext:value-type="currency">
            <text:p>€ 94,00</text:p>
          </table:table-cell>
          <table:table-cell table:style-name="ce1" table:formula="of:=[.E4]*[.F4]" office:value-type="currency" office:currency="EUR" office:value="94" calcext:value-type="currency">
            <text:p>€ 94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YINHK Ultra Low Noise PS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Diyinhk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1.82" calcext:value-type="currency">
            <text:p>€ 41,82</text:p>
          </table:table-cell>
          <table:table-cell table:style-name="ce1" table:formula="of:=[.E5]*[.F5]" office:value-type="currency" office:currency="EUR" office:value="41.82" calcext:value-type="currency">
            <text:p>€ 41,82</text:p>
          </table:table-cell>
          <table:table-cell office:value-type="currency" office:currency="EUR" office:value="9.08" calcext:value-type="currency">
            <text:p>€ 9,0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ck RDK 30VA/2x6V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19.64" calcext:value-type="currency">
            <text:p>€ 19,64</text:p>
          </table:table-cell>
          <table:table-cell table:style-name="ce1" table:formula="of:=[.E6]*[.F6]" office:value-type="currency" office:currency="EUR" office:value="19.64" calcext:value-type="currency">
            <text:p>€ 19,64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3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SOSsolution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36.95" calcext:value-type="currency">
            <text:p>€ 36,95</text:p>
          </table:table-cell>
          <table:table-cell table:style-name="ce1" table:formula="of:=[.E7]*[.F7]" office:value-type="currency" office:currency="EUR" office:value="36.95" calcext:value-type="currency">
            <text:p>€ 36,95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D Card 8 GB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SOSsolution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7.95" calcext:value-type="currency">
            <text:p>€ 7,95</text:p>
          </table:table-cell>
          <table:table-cell table:style-name="ce1" table:formula="of:=[.E8]*[.F8]" office:value-type="currency" office:currency="EUR" office:value="7.95" calcext:value-type="currency">
            <text:p>€ 7,95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ifiberry Digi+ Pro</text:p>
          </table:table-cell>
          <table:table-cell table:style-name="ce2" office:value-type="string" calcext:value-type="string">
            <text:p>streamer</text:p>
          </table:table-cell>
          <table:table-cell table:style-name="ce2" office:value-type="string" calcext:value-type="string">
            <text:p>SOSsolutions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currency" office:currency="EUR" office:value="42.95" calcext:value-type="currency">
            <text:p>€ 42,95</text:p>
          </table:table-cell>
          <table:table-cell table:style-name="ce6" table:formula="of:=[.E9]*[.F9]" office:value-type="currency" office:currency="EUR" office:value="0" calcext:value-type="currency">
            <text:p>€ 0,00</text:p>
          </table:table-cell>
          <table:table-cell table:style-name="ce9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 Main C14 Chassis part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5.25" calcext:value-type="currency">
            <text:p>€ 5,25</text:p>
          </table:table-cell>
          <table:table-cell table:style-name="ce1" table:formula="of:=[.E10]*[.F10]" office:value-type="currency" office:currency="EUR" office:value="5.25" calcext:value-type="currency">
            <text:p>€ 5,25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se 20mm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1.2" calcext:value-type="currency">
            <text:p>€ 1,20</text:p>
          </table:table-cell>
          <table:table-cell table:style-name="ce1" table:formula="of:=[.E11]*[.F11]" office:value-type="currency" office:currency="EUR" office:value="1.2" calcext:value-type="currency">
            <text:p>€ 1,2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rx147 Optical SPDIF Receiver 192k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iyinhk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3.35" calcext:value-type="currency">
            <text:p>€ 3,35</text:p>
          </table:table-cell>
          <table:table-cell table:style-name="ce1" table:formula="of:=[.E12]*[.F12]" office:value-type="currency" office:currency="EUR" office:value="3.35" calcext:value-type="currency">
            <text:p>€ 3,35</text:p>
          </table:table-cell>
          <table:table-cell office:value-type="currency" office:currency="EUR" office:value="9.08" calcext:value-type="currency">
            <text:p>€ 9,08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nchConnector Rean AV NYS367-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.36" calcext:value-type="currency">
            <text:p>€ 4,36</text:p>
          </table:table-cell>
          <table:table-cell table:style-name="ce1" table:formula="of:=[.E13]*[.F13]" office:value-type="currency" office:currency="EUR" office:value="4.36" calcext:value-type="currency">
            <text:p>€ 4,36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nchConnector Rean AV NYS367-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.36" calcext:value-type="currency">
            <text:p>€ 4,36</text:p>
          </table:table-cell>
          <table:table-cell table:style-name="ce1" table:formula="of:=[.E14]*[.F14]" office:value-type="currency" office:currency="EUR" office:value="4.36" calcext:value-type="currency">
            <text:p>€ 4,36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nchConnector Rean AV NYS367-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EUR" office:value="4.36" calcext:value-type="currency">
            <text:p>€ 4,36</text:p>
          </table:table-cell>
          <table:table-cell table:style-name="ce1" table:formula="of:=[.E15]*[.F15]" office:value-type="currency" office:currency="EUR" office:value="13.08" calcext:value-type="currency">
            <text:p>€ 13,08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nch-connector internal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1.48" calcext:value-type="currency">
            <text:p>€ 1,48</text:p>
          </table:table-cell>
          <table:table-cell table:style-name="ce1" table:formula="of:=[.E16]*[.F16]" office:value-type="currency" office:currency="EUR" office:value="1.48" calcext:value-type="currency">
            <text:p>€ 1,48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LED Display 1.3" I2C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iymall by ebay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8.51" calcext:value-type="currency">
            <text:p>€ 8,51</text:p>
          </table:table-cell>
          <table:table-cell table:style-name="ce1" table:formula="of:=[.E17]*[.F17]" office:value-type="currency" office:currency="EUR" office:value="8.51" calcext:value-type="currency">
            <text:p>€ 8,51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laxy Maggiorato GX388 330 x 280mm x 2HE <text:s/>10mm front panel SILVER 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odu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53" calcext:value-type="currency">
            <text:p>€ 53,00</text:p>
          </table:table-cell>
          <table:table-cell table:style-name="ce1" table:formula="of:=[.E18]*[.F18]" office:value-type="currency" office:currency="EUR" office:value="53" calcext:value-type="currency">
            <text:p>€ 53,00</text:p>
          </table:table-cell>
          <table:table-cell office:value-type="currency" office:currency="EUR" office:value="13" calcext:value-type="currency">
            <text:p>€ 13,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e Galaxy GX345/348/385/388 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odu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8" calcext:value-type="currency">
            <text:p>€ 8,00</text:p>
          </table:table-cell>
          <table:table-cell table:style-name="ce1" table:formula="of:=[.E19]*[.F19]" office:value-type="currency" office:currency="EUR" office:value="8" calcext:value-type="currency">
            <text:p>€ 8,00</text:p>
          </table:table-cell>
          <table:table-cell office:value-type="currency" office:currency="EUR" office:value="13" calcext:value-type="currency">
            <text:p>€ 13,00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se feet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odus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EUR" office:value="3.5" calcext:value-type="currency">
            <text:p>€ 3,50</text:p>
          </table:table-cell>
          <table:table-cell table:style-name="ce1" table:formula="of:=[.E20]*[.F20]" office:value-type="currency" office:currency="EUR" office:value="14" calcext:value-type="currency">
            <text:p>€ 14,00</text:p>
          </table:table-cell>
          <table:table-cell office:value-type="currency" office:currency="EUR" office:value="13" calcext:value-type="currency">
            <text:p>€ 13,00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ontplate Job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Schaeffer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58.89" calcext:value-type="currency">
            <text:p>€ 58,89</text:p>
          </table:table-cell>
          <table:table-cell table:style-name="ce1" table:formula="of:=[.E21]*[.F21]" office:value-type="currency" office:currency="EUR" office:value="58.89" calcext:value-type="currency">
            <text:p>€ 58,89</text:p>
          </table:table-cell>
          <table:table-cell office:value-type="currency" office:currency="EUR" office:value="19.5" calcext:value-type="currency">
            <text:p>€ 19,5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ckplate Job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Schaeffer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2.38" calcext:value-type="currency">
            <text:p>€ 42,38</text:p>
          </table:table-cell>
          <table:table-cell table:style-name="ce1" table:formula="of:=[.E22]*[.F22]" office:value-type="currency" office:currency="EUR" office:value="42.38" calcext:value-type="currency">
            <text:p>€ 42,38</text:p>
          </table:table-cell>
          <table:table-cell office:value-type="currency" office:currency="EUR" office:value="19.5" calcext:value-type="currency">
            <text:p>€ 19,50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lais board arduino 1x relais (active high)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2.3" calcext:value-type="currency">
            <text:p>€ 2,30</text:p>
          </table:table-cell>
          <table:table-cell table:style-name="ce1" table:formula="of:=[.E23]*[.F23]" office:value-type="currency" office:currency="EUR" office:value="2.3" calcext:value-type="currency">
            <text:p>€ 2,3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lais board arduino 2x relais (active low)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" calcext:value-type="currency">
            <text:p>€ 4,00</text:p>
          </table:table-cell>
          <table:table-cell table:style-name="ce1" table:formula="of:=[.E24]*[.F24]" office:value-type="currency" office:currency="EUR" office:value="4" calcext:value-type="currency">
            <text:p>€ 4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iny8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2.3" calcext:value-type="currency">
            <text:p>€ 2,30</text:p>
          </table:table-cell>
          <table:table-cell table:style-name="ce1" table:formula="of:=[.E25]*[.F25]" office:value-type="currency" office:currency="EUR" office:value="2.3" calcext:value-type="currency">
            <text:p>€ 2,30</text:p>
          </table:table-cell>
          <table:table-cell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itch TRU COMPONENTS LAS1-AGQ-22E, BL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EUR" office:value="19.82" calcext:value-type="currency">
            <text:p>€ 19,82</text:p>
          </table:table-cell>
          <table:table-cell table:style-name="ce1" table:formula="of:=[.E26]*[.F26]" office:value-type="currency" office:currency="EUR" office:value="39.64" calcext:value-type="currency">
            <text:p>€ 39,64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Allo Isolator</text:p>
          </table:table-cell>
          <table:table-cell table:style-name="ce2" office:value-type="string" calcext:value-type="string">
            <text:p>streamer</text:p>
          </table:table-cell>
          <table:table-cell table:style-name="ce2" office:value-type="string" calcext:value-type="string">
            <text:p>SOSsolutions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currency" office:currency="EUR" office:value="60.95" calcext:value-type="currency">
            <text:p>€ 60,95</text:p>
          </table:table-cell>
          <table:table-cell table:style-name="ce6" table:formula="of:=[.E27]*[.F27]" office:value-type="currency" office:currency="EUR" office:value="0" calcext:value-type="currency">
            <text:p>€ 0,00</text:p>
          </table:table-cell>
          <table:table-cell table:style-name="ce9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nemags CMLI-600/600 set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udiocreative*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249" calcext:value-type="currency">
            <text:p>€ 249,00</text:p>
          </table:table-cell>
          <table:table-cell table:style-name="ce1" table:formula="of:=[.E28]*[.F28]" office:value-type="currency" office:currency="EUR" office:value="249" calcext:value-type="currency">
            <text:p>€ 249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iFace GPIO Shim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Kiwi Electronic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5.95" calcext:value-type="currency">
            <text:p>€ 5,95</text:p>
          </table:table-cell>
          <table:table-cell table:style-name="ce1" table:formula="of:=[.E29]*[.F29]" office:value-type="currency" office:currency="EUR" office:value="5.95" calcext:value-type="currency">
            <text:p>€ 5,95</text:p>
          </table:table-cell>
          <table:table-cell office:value-type="currency" office:currency="EUR" office:value="2.5" calcext:value-type="currency">
            <text:p>€ 2,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foPi Q3</text:p>
          </table:table-cell>
          <table:table-cell office:value-type="string" calcext:value-type="string">
            <text:p>reclocker</text:p>
          </table:table-cell>
          <table:table-cell office:value-type="string" calcext:value-type="string">
            <text:p>Audiophonics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59" calcext:value-type="currency">
            <text:p>€ 159,00</text:p>
          </table:table-cell>
          <table:table-cell table:style-name="ce1" table:formula="of:=[.E30]*[.F30]" office:value-type="currency" office:currency="EUR" office:value="159" calcext:value-type="currency">
            <text:p>€ 159,00</text:p>
          </table:table-cell>
          <table:table-cell office:value-type="currency" office:currency="EUR" office:value="8.5" calcext:value-type="currency">
            <text:p>€ 8,5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.FL coax cable 6"</text:p>
          </table:table-cell>
          <table:table-cell office:value-type="string" calcext:value-type="string">
            <text:p>reclocker</text:p>
          </table:table-cell>
          <table:table-cell office:value-type="string" calcext:value-type="string">
            <text:p>Audiophonics</text:p>
          </table:table-cell>
          <table:table-cell office:value-type="float" office:value="3" calcext:value-type="float">
            <text:p>3</text:p>
          </table:table-cell>
          <table:table-cell table:style-name="ce3" office:value-type="currency" office:currency="EUR" office:value="5.5" calcext:value-type="currency">
            <text:p>€ 5,50</text:p>
          </table:table-cell>
          <table:table-cell table:style-name="ce1" table:formula="of:=[.E31]*[.F31]" office:value-type="currency" office:currency="EUR" office:value="16.5" calcext:value-type="currency">
            <text:p>€ 16,50</text:p>
          </table:table-cell>
          <table:table-cell office:value-type="currency" office:currency="EUR" office:value="8.5" calcext:value-type="currency">
            <text:p>€ 8,50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ustom print for power distribution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OSHPark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6.2" calcext:value-type="currency">
            <text:p>€ 16,20</text:p>
          </table:table-cell>
          <table:table-cell table:style-name="ce1" table:formula="of:=[.E32]*[.F32]" office:value-type="currency" office:currency="EUR" office:value="16.2" calcext:value-type="currency">
            <text:p>€ 16,2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mron G3MB-202P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currency" office:currency="EUR" office:value="2.95" calcext:value-type="currency">
            <text:p>€ 2,95</text:p>
          </table:table-cell>
          <table:table-cell table:style-name="ce1" table:formula="of:=[.E33]*[.F33]" office:value-type="currency" office:currency="EUR" office:value="2.95" calcext:value-type="currency">
            <text:p>€ 2,95</text:p>
          </table:table-cell>
          <table:table-cell office:value-type="currency" office:currency="EUR" office:value="3.95" calcext:value-type="currency">
            <text:p>€ 3,9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B Screw Terminal</text:p>
          </table:table-cell>
          <table:table-cell office:value-type="string" calcext:value-type="string">
            <text:p>cas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currency" office:currency="EUR" office:value="0.45" calcext:value-type="currency">
            <text:p>€ 0,45</text:p>
          </table:table-cell>
          <table:table-cell table:style-name="ce1" table:formula="of:=[.E34]*[.F34]" office:value-type="currency" office:currency="EUR" office:value="2.25" calcext:value-type="currency">
            <text:p>€ 2,25</text:p>
          </table:table-cell>
          <table:table-cell office:value-type="currency" office:currency="EUR" office:value="3.95" calcext:value-type="currency">
            <text:p>€ 3,95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arts</text:p>
          </table:table-cell>
          <table:table-cell table:style-name="ce1" table:formula="of:=SUM([.G2:.G34])" office:value-type="currency" office:currency="EUR" office:value="1560.31" calcext:value-type="currency">
            <text:p>€ 1560,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hipping</text:p>
          </table:table-cell>
          <table:table-cell table:style-name="ce3" table:formula="of:=SUM([.H5];[.H18];[.H21];[.H25];[.H29];[.H30]+[.H33])" office:value-type="currency" office:currency="EUR" office:value="59.13" calcext:value-type="currency">
            <text:p>€ 59,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 cost</text:p>
          </table:table-cell>
          <table:table-cell table:style-name="ce5" table:formula="of:=SUM([.G36:.G37])" office:value-type="currency" office:currency="EUR" office:value="1619.44" calcext:value-type="currency">
            <text:p>€ 1.619,44</text:p>
          </table:table-cell>
          <table:table-cell table:number-columns-repeated="3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nl" fo:country="N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0P0"/>
    </number:currency-style>
    <number:currency-style style:name="N112P0" style:volatile="true">
      <number:currency-symbol number:language="nl" number:country="NL">€</number:currency-symbol>
      <number:text> </number:text>
      <number:number number:decimal-places="2" loext:min-decimal-places="2" number:min-integer-digits="1"/>
    </number:currency-style>
    <number:currency-style style:name="N11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/>
      <number:text>-</number:text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-00-0000</text:date>, <text:time style:data-style-name="N2" text:time-value="20:17:44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0H58M48S</meta:editing-duration>
    <meta:editing-cycles>63</meta:editing-cycles>
    <meta:generator>LibreOffice/6.1.1.2$Windows_X86_64 LibreOffice_project/5d19a1bfa650b796764388cd8b33a5af1f5baa1b</meta:generator>
    <dc:date>2020-11-13T20:34:15.252000000</dc:date>
    <meta:document-statistic meta:table-count="1" meta:cell-count="282" meta:object-count="0"/>
    <meta:user-defined meta:name="Info 1"/>
    <meta:user-defined meta:name="Info 2"/>
    <meta:user-defined meta:name="Info 3"/>
    <meta:user-defined meta:name="Info 4"/>
  </office:meta>
</office:document-meta>
</file>